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BUcuerpoTrabajo"/>
      <text:h text:style-name="P1" text:outline-level="1">Aspectos relevantes del desarrollo del proyecto </text:h>
      <text:p text:style-name="UBUcuerpoTrabajo">En este apartado se va a recoger la experiencia del desarrollo del proyecto, describiendo sus aspectos relevantes.</text:p>
      <text:p text:style-name="UBUcuerpoTrabajo"/>
      <text:h text:style-name="Heading_20_1" text:outline-level="1">Inicio del proyecto</text:h>
      <text:p text:style-name="UBUcuerpoTrabajo">Comprobando la lista de proyectos propuestos se decidió elegir este proyecto debido a que era un proyecto que iba a tener utilidad, que no sólo iba a ser un desarrollo de proyecto que después quedaría olvidado en una estantería.</text:p>
      <text:p text:style-name="UBUcuerpoTrabajo">El proyecto que se iba a desarrollar iba a ayudar a los alumnos que acababan de acceder al grado a entender y a aprender a programar, por lo que el desarrollo del proyecto se ha planteado para el uso de la aplicación por parte de los alumnos.</text:p>
      <text:p text:style-name="UBUcuerpoTrabajo"/>
      <text:h text:style-name="Heading_20_2" text:outline-level="2">Metodología</text:h>
      <text:p text:style-name="UBUcuerpoTrabajo">Desde el primer momento se planteó utilizar una metodología ágil de tipo Scrum, pero por motivos personales no se pudo seguir la planificación temporal como se muestra en los anexos.</text:p>
      <text:p text:style-name="UBUcuerpoTrabajo"/>
      <text:h text:style-name="Heading_20_2" text:outline-level="2">Desarrollo</text:h>
      <text:p text:style-name="UBUcuerpoTrabajo">Como se muestra en los anexos, al principio del desarrollo se decidió desarrollar la aplicación con diferentes herramientas hasta la elección de la herramienta final.</text:p>
      <text:p text:style-name="UBUcuerpoTrabajo">Una vez elegida esta herramienta, se empezó con el desarrollo de la aplicación.</text:p>
      <text:p text:style-name="UBUcuerpoTrabajo">Debido a que este proyecto está especialmente dirigido a alumnos del grado, se decidió crear una página web donde publicar el manual de usuario y varios ejemplo de uso para que pueda ser utilizado por los alumnos en cualquier momento.</text:p>
      <text:p text:style-name="UBUcuerpoTrabajo"/>
      <text:h text:style-name="Heading_20_2" text:outline-level="2">Final proyecto</text:h>
      <text:p text:style-name="UBUcuerpoTrabajo">Esta etapa del proyecto fue la más dura debido a que aparecieron diversos problemas en la ejecución del proyecto, que previamente no habían aparecido, y que hubo que solucion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5_AspectosRelevantes.odt</text:file-name> v.<text:editing-cycles>12</text:editing-cycles> <text:title/><text:modification-date style:data-style-name="N103">14/feb/18</text:modification-date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7:24</meta:creation-date>
    <meta:generator>OpenOffice/4.1.3$Win32 OpenOffice.org_project/413m1$Build-9783</meta:generator>
    <dc:date>2018-02-14T11:49:20.54</dc:date>
    <dc:creator>Rosana Arnáiz Vicario</dc:creator>
    <meta:editing-duration>PT52M25S</meta:editing-duration>
    <meta:editing-cycles>12</meta:editing-cycles>
    <meta:document-statistic meta:table-count="0" meta:image-count="0" meta:object-count="0" meta:page-count="2" meta:paragraph-count="14" meta:word-count="257" meta:character-count="1569"/>
  </office:meta>
</office:document-meta>
</file>